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5/content.xml" manifest:media-type="text/xml"/>
  <manifest:file-entry manifest:full-path="Object 4/content.xml" manifest:media-type="text/xml"/>
  <manifest:file-entry manifest:full-path="META-INF/manifest.xml" manifest:media-type="text/xml"/>
  <manifest:file-entry manifest:full-path="Object 3/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olo" style:master-page-name="MP0" style:family="paragraph">
      <style:paragraph-properties fo:break-before="page" fo:text-align="center"/>
    </style:style>
    <style:style style:name="P4" style:parent-style-name="Sottotitolo" style:family="paragraph">
      <style:paragraph-properties fo:text-align="center"/>
      <style:text-properties fo:font-variant="small-caps" fo:font-size="14pt" style:font-size-asian="14pt"/>
    </style:style>
    <style:style style:name="P5" style:parent-style-name="Normale" style:family="paragraph">
      <style:text-properties fo:font-variant="small-caps"/>
    </style:style>
    <style:style style:name="P6" style:parent-style-name="Sottotitolo" style:family="paragraph">
      <style:paragraph-properties fo:text-align="center"/>
      <style:text-properties fo:font-variant="small-caps"/>
    </style:style>
    <style:style style:name="P7" style:parent-style-name="Paragrafoelenco" style:family="paragraph">
      <style:text-properties style:text-underline-type="single" style:text-underline-style="solid" style:text-underline-width="auto" style:text-underline-mode="continuous"/>
    </style:style>
    <style:style style:name="P8" style:parent-style-name="Paragrafoelenco" style:family="paragraph"/>
    <style:style style:name="T9" style:parent-style-name="Car.predefinitoparagrafo" style:family="text">
      <style:text-properties style:text-underline-type="single" style:text-underline-style="solid" style:text-underline-width="auto" style:text-underline-mode="continuous"/>
    </style:style>
    <style:style style:name="T10" style:parent-style-name="Car.predefinitoparagrafo" style:family="text">
      <style:text-properties style:font-name-asian="Times New Roman"/>
    </style:style>
    <style:style style:name="T11" style:parent-style-name="Car.predefinitoparagrafo" style:family="text">
      <style:text-properties style:font-name-asian="Times New Roman"/>
    </style:style>
    <style:style style:name="T12" style:parent-style-name="Car.predefinitoparagrafo" style:family="text">
      <style:text-properties style:text-position="super 63.6%"/>
    </style:style>
    <style:style style:name="T13" style:parent-style-name="Car.predefinitoparagrafo" style:family="text">
      <style:text-properties style:font-name-asian="Times New Roman"/>
    </style:style>
    <style:style style:name="P14" style:parent-style-name="Paragrafoelenco" style:family="paragraph"/>
    <style:style style:name="P15" style:parent-style-name="Paragrafoelenco" style:family="paragraph"/>
    <style:style style:name="P16" style:parent-style-name="Normale" style:family="paragraph"/>
    <style:style style:name="P17" style:parent-style-name="Normale" style:family="paragraph"/>
    <style:style style:name="T18" style:parent-style-name="DefaultParagraphFont" style:family="text">
      <style:text-properties style:font-name="Courier New" style:font-name-complex="Courier New"/>
    </style:style>
    <style:style style:name="T19" style:parent-style-name="DefaultParagraphFont" style:family="text">
      <style:text-properties style:font-name="Courier New" style:font-name-complex="Courier New"/>
    </style:style>
    <style:style style:name="T20" style:parent-style-name="DefaultParagraphFont" style:family="text">
      <style:text-properties style:font-name="Calibri" style:font-name-complex="Calibri"/>
    </style:style>
    <style:style style:name="T21" style:parent-style-name="DefaultParagraphFont" style:family="text">
      <style:text-properties style:font-name="Courier New" style:font-name-complex="Courier New"/>
    </style:style>
    <style:style style:name="T22" style:parent-style-name="DefaultParagraphFont" style:family="text">
      <style:text-properties style:font-name="Courier New" style:font-name-complex="Courier New"/>
    </style:style>
    <style:style style:name="T23" style:parent-style-name="DefaultParagraphFont" style:family="text">
      <style:text-properties style:font-name="Courier New" style:font-name-complex="Courier New"/>
    </style:style>
    <style:style style:name="T24" style:parent-style-name="DefaultParagraphFont" style:family="text">
      <style:text-properties style:font-name="Courier New" style:font-name-complex="Courier New"/>
    </style:style>
    <style:style style:name="T25" style:parent-style-name="DefaultParagraphFont" style:family="text">
      <style:text-properties style:font-name="Courier New" style:font-name-complex="Courier New"/>
    </style:style>
    <style:style style:name="T26" style:parent-style-name="DefaultParagraphFont" style:family="text">
      <style:text-properties style:font-name="Calibri" style:font-name-complex="Calibri"/>
    </style:style>
    <style:style style:name="T27" style:parent-style-name="DefaultParagraphFont" style:family="text">
      <style:text-properties style:font-name="Courier New" style:font-name-complex="Courier New"/>
    </style:style>
    <style:style style:name="T28" style:parent-style-name="DefaultParagraphFont" style:family="text">
      <style:text-properties style:font-name="Calibri" style:font-name-complex="Calibri"/>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office:automatic-styles>
  <office:body>
    <office:text text:use-soft-page-breaks="true">
      <text:p text:style-name="P1">Project 1</text:p>
      <text:p text:style-name="Normale"/>
      <text:p text:style-name="P4">Calibrating Camera and Superimposing an Object on the Calibration Pattern</text:p>
      <text:p text:style-name="P5"/>
      <text:p text:style-name="P6">Domagoj Korais and Marco Zullich</text:p>
      <text:p text:style-name="Titolo1">Problem Statement</text:p>
      <text:p text:style-name="Normale">The problem may be split into two logical steps:</text:p>
      <text:list text:style-name="LFO1" text:continue-numbering="true">
        <text:list-item>
          <text:p text:style-name="P7">Camera calibration</text:p>
        </text:list-item>
      </text:list>
      <text:p text:style-name="Paragrafoelenco">Based upon a set of pictures from the same camera depicting a common coplanar calibration pattern, compute the intrinsic and extrinsic parameters of the camera and its pose from the correspondences between 3D coordinates of the pattern’s points of interest and the corresponding 2D coordinates of such points in the image reference frame.</text:p>
      <text:p text:style-name="Paragrafoelenco">The task is ran twice, first without, then with compensation for radial distortion.</text:p>
      <text:list text:style-name="LFO1" text:continue-numbering="true">
        <text:list-item>
          <text:p text:style-name="P8"><text:span text:style-name="T9">Superimposition of an object to the calibration plane</text:span></text:p>
        </text:list-item>
      </text:list>
      <text:p text:style-name="Paragrafoelenco">Now that the parameters are known, they can be used to project points and solids of arbitrary 3D coordinate into any of the previous calibration images.</text:p>
      <text:p text:style-name="Titolo1">Approach</text:p>
      <text:p text:style-name="Normale">Task 1 (camera calibration) is carried out using Zhang’s method for homography estimation. The calibration object is a white/black 2D checkerboard with 35 intersections (7 columns x 5 rows) stuck on a paperback cardboard.<text:s/>All checkers within the object are square.</text:p>
      <text:p text:style-name="Normale"><text:span text:style-name="Car.predefinitoparagrafo">As far as radial distortion is concerned, after the estimation of the homography and calculation of the intrinsic (</text:span><draw:frame draw:style-name="a0" text:anchor-type="as-char" svg:x="0in" svg:y="0in" svg:width="0.11458in" svg:height="0.1875in" style:rel-width="scale" style:rel-height="scale"><draw:object xlink:href="Object 1/" xlink:type="simple" xlink:show="embed" xlink:actuate="onLoad"/></draw:frame><text:span text:style-name="T10">)<text:s/></text:span><text:span text:style-name="Car.predefinitoparagrafo">and extrinsic (</text:span><draw:frame draw:style-name="a1" text:anchor-type="as-char" svg:x="0in" svg:y="0in" svg:width="0.21875in" svg:height="0.1875in" style:rel-width="scale" style:rel-height="scale"><draw:object xlink:href="Object 2/" xlink:type="simple" xlink:show="embed" xlink:actuate="onLoad"/></draw:frame><text:span text:style-name="T11">)<text:s/></text:span><text:span text:style-name="Car.predefinitoparagrafo">parameters, we estimate distortion coefficients up to the 3</text:span><text:span text:style-name="T12">rd</text:span><text:span text:style-name="Car.predefinitoparagrafo"><text:s/>order, we compensate for it refining the 3D-2D correspondences between checkerboard intersections in real world and within the images and re-running Zhang’s procedure iteratively.</text:span></text:p>
      <text:p text:style-name="Normale"><text:span text:style-name="Car.predefinitoparagrafo">After obtaining<text:s/></text:span><draw:frame draw:style-name="a2" text:anchor-type="as-char" svg:x="0in" svg:y="0in" svg:width="0.39583in" svg:height="0.1875in" style:rel-width="scale" style:rel-height="scale"><draw:object xlink:href="Object 3/" xlink:type="simple" xlink:show="embed" xlink:actuate="onLoad"/></draw:frame><text:span text:style-name="T13">, we have a rule for transforming any point within the world’s reference frame (whose origin is fixed at the upper-left intersection of the checkerboard) into the 2D coordinates of any one of our calibration pictures, and hence we can superimpose any (virtual) object of our choice to our images, thus carrying out task 2.</text:span></text:p>
      <text:p text:style-name="Titolo1">Implementation</text:p>
      <text:p text:style-name="Normale">We opted in favor of implement our program in Python, using mainly two libraries:</text:p>
      <text:list text:style-name="LFO2" text:continue-numbering="true">
        <text:list-item>
          <text:p text:style-name="P14">OpenCV</text:p>
        </text:list-item>
        <text:list-item>
          <text:p text:style-name="P15">NumPy</text:p>
        </text:list-item>
      </text:list>
      <text:p text:style-name="Normale">The former in particular uses very efficient methods to quickly carry out some common computer vision and image processing tasks.</text:p>
      <text:p text:style-name="Normale"><text:span text:style-name="Car.predefinitoparagrafo">The code is contained within the folder "Scripts", which contains two Python libraries:</text:span></text:p>
      <text:list text:style-name="LFO2" text:continue-numbering="true">
        <text:list-item>
          <text:p text:style-name="P16"><text:span text:style-name="Car.predefinitoparagrafo">CameraCalibration.py is a library that encapsulates a number of methods constructed mainly over built-in OpenCV routines. It's designed to carry out task 1. Though specifically thought for this project, they can be easily<text:s/></text:span><text:span text:style-name="Car.predefinitoparagrafo">reproduced on similar settings.</text:span></text:p>
        </text:list-item>
        <text:list-item>
          <text:p text:style-name="P17"><text:span text:style-name="Car.predefinitoparagrafo">drawingHelper.py is a library that contains only one method (draw_solid) and is designed for task 2.</text:span></text:p>
        </text:list-item>
      </text:list>
      <text:soft-page-break/>
      <text:p text:style-name="Normale"><text:span text:style-name="Car.predefinitoparagrafo">The libraries are put in display within the IPython</text:span><text:span text:style-name="Car.predefinitoparagrafo"><text:s/></text:span><text:span text:style-name="Car.predefinitoparagrafo">noteb</text:span><text:span text:style-name="Car.predefinitoparagrafo">ook "KoraisZullich_proj2.ipynb", in which the actual tasks of the project are carried out.</text:span></text:p>
      <text:h text:style-name="Heading3" text:outline-level="3"><text:span text:style-name="Car.predefinitoparagrafo">Code description</text:span></text:h>
      <text:p text:style-name="Normal">After importing all the images within the calibration folder, we first need to<text:s/>detect<text:s/><text:s/>the checkerboard intersections<text:s/>within the picture<text:s/>and define the correspondences between points in world reference frame and image reference frame. This is done via the OpenCV method<text:s/><text:span text:style-name="T18">findChessboardCorners</text:span>, which returns a flag which indicates whether the specified patter was found, and a list containing the<text:s/>2D coordinates of the intersections found within the image.<text:s/>3D coordinates of such intersections are easily obtainable by setting the origin of the world reference frame to the upper-left corner of the checkerboard, taking the X and Y axis along the horizontal and vertical orientation of the checkerboard, such that the Z axis is perpendicular to it: so, all of the intersections have 3D coordinate equal to 0. Then, the unit of measurement is conveniently fixed at the distance from one intersection and the following one along<text:s/>either<text:s/>the X or Y axis.<text:s/>Doing so, we have computed the correspondences between 2D and 3D checkerboard intersections.<text:s/>A refinement to such correspondences is obtained by improving the location of the 2D points by means of OpenCV’s<text:s/><text:span text:style-name="T19">cornerSubPix</text:span><text:span text:style-name="T20">, which is applicable to corner detectors such as the one used by<text:s/></text:span><text:span text:style-name="T21">findChes</text:span><text:span text:style-name="T22">s</text:span><text:span text:style-name="T23">boar</text:span><text:span text:style-name="T24">d</text:span><text:span text:style-name="T25">Corners</text:span><text:span text:style-name="T26">. The method uses considerations on the gradient along the edges near the corners to rectify the location of the corners at subpixel precision.</text:span></text:p>
      <text:p text:style-name="Normal">After finding the correspondeces, the next step is to calibrate the camera, thus getting the matrix<text:s/><draw:frame draw:style-name="a3" text:anchor-type="as-char" svg:x="0in" svg:y="0in" svg:width="0.11458in" svg:height="0.1875in" style:rel-width="scale" style:rel-height="scale"><draw:object xlink:href="Object 4/" xlink:type="simple" xlink:show="embed" xlink:actuate="onLoad"/></draw:frame><text:s/>containing the intrinsic parameters for the camera and the matrix<text:s/><draw:frame draw:style-name="a4" text:anchor-type="as-char" svg:x="0in" svg:y="0in" svg:width="0.32292in" svg:height="0.19792in" style:rel-width="scale" style:rel-height="scale"><draw:object xlink:href="Object 5/" xlink:type="simple" xlink:show="embed" xlink:actuate="onLoad"/></draw:frame><text:s/>representing the rigid transformation from the world to the camera reference frame. The first matrix is unique and is obtained from the collection of images previously imported, the transformation matrices are one for each image, since in every picture the checkerboard is positioned differently, hence we need each time a different transformation from world reference frame to image reference frame. To perform the calibration we use<text:s/><text:span text:style-name="T27">calibrateCamera</text:span><text:span text:style-name="T28"><text:s/>from OpenCV. The method estimates such quantities plus</text:span><?opendocument cursor-position?></text:p>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Normal" style:display-name="Normal" style:family="paragraph">
      <style:text-properties fo:hyphenate="true"/>
    </style:style>
    <style:style style:name="DefaultParagraphFont" style:display-name="Default Paragraph Font" style:family="text"/>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e" style:display-name="Normale" style:family="paragraph">
      <style:paragraph-properties fo:margin-bottom="0.0416in"/>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 style:display-name="Titolo" style:family="paragraph" style:parent-style-name="Normale" style:next-style-name="Normale">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Sottotitolo" style:display-name="Sottotitolo" style:family="paragraph" style:parent-style-name="Normale" style:next-style-name="Normale">
      <style:text-properties style:font-name-asian="Times New Roman" fo:color="#5A5A5A" fo:letter-spacing="0.0104in" fo:hyphenate="false"/>
    </style:style>
    <style:style style:name="SottotitoloCarattere" style:display-name="Sottotitolo Carattere" style:family="text" style:parent-style-name="Car.predefinitoparagrafo">
      <style:text-properties style:font-name-asian="Times New Roman" fo:color="#5A5A5A" fo:letter-spacing="0.0104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E74B5" fo:font-size="13pt" style:font-size-asian="13pt" style:font-size-complex="13pt"/>
    </style:style>
    <style:style style:name="Testosegnaposto" style:display-name="Testo segnaposto" style:family="text" style:parent-style-name="Car.predefinitoparagrafo">
      <style:text-properties fo:color="#808080"/>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2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fo:text-align="justify"/>
    </style:style>
    <style:style style:name="P3" style:parent-style-name="Pièdipagina" style:family="paragraph">
      <style:paragraph-properties>
        <style:tab-stops>
          <style:tab-stop style:type="center" style:position="3.3465in"/>
        </style:tab-stops>
      </style:paragraph-properties>
    </style:style>
  </office:automatic-styles>
  <office:master-styles>
    <style:master-page style:name="MP0" style:page-layout-name="PL0">
      <style:header>
        <text:p text:style-name="P2">Computer Vision and Pattern Recognition<text:tab/>A.Y. 2018/’19<text:tab/>Data Science and Scientific Computing</text:p>
      </style:header>
      <style:footer>
        <text:p text:style-name="P3">D. Korais, M. Zullich<text:tab/><text:s/><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o Zullich</meta:initial-creator>
    <dc:creator>Windows User</dc:creator>
    <meta:creation-date>2019-01-11T12:48:00Z</meta:creation-date>
    <dc:date>2019-01-11T12:48:00Z</dc:date>
    <meta:template xlink:href="Normal.dotm" xlink:type="simple"/>
    <meta:editing-cycles>2</meta:editing-cycles>
    <meta:editing-duration>PT0S</meta:editing-duration>
    <meta:document-statistic meta:page-count="2" meta:paragraph-count="9" meta:word-count="712" meta:character-count="4765" meta:row-count="33" meta:non-whitespace-character-count="4062"/>
  </office:meta>
</office:document-meta>
</file>

<file path=Object 1/content.xml><?xml version="1.0" encoding="utf-8"?>
<mml:math xmlns:mml="http://www.w3.org/1998/Math/MathML" xmlns:m="http://schemas.openxmlformats.org/officeDocument/2006/math">
  <mml:mi>K</mml:mi>
</mml:math>
</file>

<file path=Object 2/content.xml><?xml version="1.0" encoding="utf-8"?>
<mml:math xmlns:mml="http://www.w3.org/1998/Math/MathML" xmlns:m="http://schemas.openxmlformats.org/officeDocument/2006/math">
  <mml:mi>R</mml:mi>
  <mml:mo>,</mml:mo>
  <mml:mi> </mml:mi>
  <mml:mi>t</mml:mi>
</mml:math>
</file>

<file path=Object 3/content.xml><?xml version="1.0" encoding="utf-8"?>
<mml:math xmlns:mml="http://www.w3.org/1998/Math/MathML" xmlns:m="http://schemas.openxmlformats.org/officeDocument/2006/math">
  <mml:mi>K</mml:mi>
  <mml:mo>,</mml:mo>
  <mml:mi> </mml:mi>
  <mml:mi>R</mml:mi>
  <mml:mo>,</mml:mo>
  <mml:mi> </mml:mi>
  <mml:mi>t</mml:mi>
</mml:math>
</file>

<file path=Object 4/content.xml><?xml version="1.0" encoding="utf-8"?>
<mml:math xmlns:mml="http://www.w3.org/1998/Math/MathML" xmlns:m="http://schemas.openxmlformats.org/officeDocument/2006/math">
  <mml:mi>K</mml:mi>
</mml:math>
</file>

<file path=Object 5/content.xml><?xml version="1.0" encoding="utf-8"?>
<mml:math xmlns:mml="http://www.w3.org/1998/Math/MathML" xmlns:m="http://schemas.openxmlformats.org/officeDocument/2006/math">
  <mml:mo>[</mml:mo>
  <mml:mi>R</mml:mi>
  <mml:mo>|</mml:mo>
  <mml:mi>t</mml:mi>
  <mml:mo>]</mml:mo>
</mml:math>
</file>